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T1" style:family="text">
      <style:text-properties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trick Adelstein and Teddy Pendergast</text:p>
      <text:p text:style-name="Standard">Summer 2012, Middlebury College</text:p>
      <text:p text:style-name="Standard">Advisor, David Kauchak</text:p>
      <text:p text:style-name="Standard">Notes for Week 2</text:p>
      <text:p text:style-name="Standard"/>
      <text:p text:style-name="P1">We prepared the data for use with Mechanical Turk creating HITs for the users to complete eventually. Features of these include HTML formatting of questions loaded from a text file, questions of the form: a word by itself, a word in the whole sentence and a sentence with a word blanked out. We included a brief instruction on how to provide an answer. Additionally we plan to consider providing a definition of simple. Additionally we are considering including the word's part of speech or sense definition to provide more context. Further options for substitution formats include: the word in partial context, i.e one or two words before and one or two after; the word by itself including the part of speech; the word by itself including sense definition; and the word in partial context including sense definition. </text:p>
      <text:p text:style-name="P1"/>
      <text:p text:style-name="P1">We will also be including qualification requirements on for the Mechanical Turk trials, requiring that the workers have an approval rate of 95% or higher and limiting the workers to those who live in the US. As a final qualification we hope to restrict workers to filling out only one set of HITs so that they are not familiar with the data before completing a set. </text:p>
      <text:p text:style-name="P1"/>
      <text:p text:style-name="P1">In order to obtain this data we used the normal Wikipedia corpus and Simple English Wikipedia corpus using sentence <text:s/>and word level alignments. We looked through all of the word alignments and picked out only the ones where, the words aligned were different, the parts of speech were the same and the part of speech was one of the following: noun, adjective, verb and adverb. Furthermore we excluded all proper nouns. We then created substitution sets with the normal sentence and the normal and simple word. We found that this resulted in 63% of qualitatively good examples furthermore if we allowed the deletion or addition of one or two words around the substitution we found that there were 73% qualitatively good examples. </text:p>
      <text:p text:style-name="P1"/>
      <text:p text:style-name="P1">We then performed further analysis of the data set involving the frequency of substitution pairs in an attempt to improve the data. These tests were done by calculating the frequency of the words in the Simple English Wikipedia corpus. We found that of the 37,648 valid pairs 28,704 of them had the normal word with a lower frequency than the simple word a total of 76%. We also found that the average frequency of the normal words was 6081 and the average frequency of the simple words was 9845 providing reasonable association of simple to more frequent. </text:p>
      <text:p text:style-name="P1"/>
      <text:p text:style-name="P1">Qualitatively looking at the data these pairs did rule out unnecessary substitutions but did remove an significant amount of poor substitutions. Instead we applied a filter on the data by referencing a list of simple words and removing substitutions where the normal word existed in this list. The list was a compilation of Simple English Wikipedia's Basic English word list<text:note text:id="ftn0" text:note-class="footnote"><text:note-citation>1</text:note-citation><text:note-body><text:p text:style-name="Footnote"><text:a xlink:type="simple" xlink:href="https://mail.middlebury.edu/owa/redir.aspx?C=7295c89bc28548fdb2ad60dc1fca9bb3&amp;URL=http%3A%2F%2Fsimple.wikipedia.org%2Fwiki%2FWikipedia%3ABasic_English_alphabetical_wordlist" office:target-frame-name="_blank" xlink:show="new"><text:span text:style-name="T1">http://simple.wikipedia.org/wiki/Wikipedia:Basic_English_alphabetical_wordlist</text:span></text:a></text:p></text:note-body></text:note> and the Dall-Chall<text:note text:id="ftn1" text:note-class="footnote"><text:note-citation>2</text:note-citation><text:note-body><text:p text:style-name="Footnote"><text:a xlink:type="simple" xlink:href="https://mail.middlebury.edu/owa/redir.aspx?C=7295c89bc28548fdb2ad60dc1fca9bb3&amp;URL=http%3A%2F%2Fwww.google.com%2Furl%3Fsa%3Dt%26rct%3Dj%26q%3D%26esrc%3Ds%26source%3Dweb%26cd%3D2%26ved%3D0CFoQFjAB%26url%3Dhttp%253A%252F%252Fopi.mt.gov%252Fpub%252Findex.php%253Fdir%253DRTI%252FForms%252FSchool%252FChoteau%252F%2526file%253DThe%252520Dale-Chall%252520Word%252520List.doc%26ei%3DD-PYT73lGJCN6QG597iJAw%26usg%3DAFQjCNFgGaszDgupJe5KiLHoOaV-P3SetQ%26sig2%3D8YKcwuQa8ZSbbQCHFqSsNg" office:target-frame-name="_blank" xlink:show="new"><text:span text:style-name="T1">http://www.google.com/url?sa=t&amp;rct=j&amp;q=&amp;esrc=s&amp;source=web&amp;cd=2&amp;ved=0CFoQFjAB&amp;url=http%3A%2F%2Fopi.mt.gov%2Fpub%2Findex.php%3Fdir%3DRTI%2FForms%2FSchool%2FChoteau%2F%26file%3DThe%2520Dale-Chall%2520Word%2520List.doc&amp;ei=D-PYT73lGJCN6QG597iJAw&amp;usg=AFQjCNFgGaszDgupJe5KiLHoOaV-P3SetQ&amp;sig2=8YKcwuQa8ZSbbQCHFqSsNg</text:span></text:a></text:p></text:note-body></text:note> list. This eliminated approximately 10,000 pairs which were mostly qualitatively hard to provide simple substitutions f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Pendergast</meta:initial-creator>
    <meta:creation-date>2012-06-15T15:40:29</meta:creation-date>
    <dc:date>2012-06-15T16:18:44</dc:date>
    <dc:creator>Edward Pendergast</dc:creator>
    <meta:editing-duration>PT7M54S</meta:editing-duration>
    <meta:editing-cycles>2</meta:editing-cycles>
    <meta:generator>LibreOffice/3.3$Unix LibreOffice_project/330m19$Build-401</meta:generator>
    <meta:document-statistic meta:table-count="0" meta:image-count="0" meta:object-count="0" meta:page-count="1" meta:paragraph-count="11" meta:word-count="521" meta:character-count="3479"/>
  </office:meta>
</office:document-meta>
</file>